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Light" svg:font-family="Lato-Light"/>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left="0cm" fo:margin-right="0cm" fo:margin-top="0cm" fo:margin-bottom="0cm" style:line-height-at-least="0.593cm" fo:orphans="2" fo:widows="2" fo:text-indent="0cm" style:auto-text-indent="false" fo:padding="0cm" fo:border="none"/>
    </style:style>
    <style:style style:name="P2" style:family="paragraph" style:parent-style-name="Text_20_body">
      <style:paragraph-properties fo:margin-left="0cm" fo:margin-right="0cm" fo:margin-top="0cm" fo:margin-bottom="0cm" style:line-height-at-least="0.593cm" fo:orphans="2" fo:widows="2" fo:text-indent="0cm" style:auto-text-indent="false" fo:padding="0cm" fo:border="none"/>
      <style:text-properties fo:font-variant="normal" fo:text-transform="none" fo:color="#404040" style:font-name="Lato-Light" fo:font-size="14pt" fo:letter-spacing="normal" fo:font-style="normal" fo:font-weight="normal"/>
    </style:style>
    <style:style style:name="T1" style:family="text">
      <style:text-properties fo:font-variant="normal" fo:text-transform="none" fo:color="#404040" style:font-name="Lato-Light" fo:font-size="14pt" fo:letter-spacing="normal" fo:font-style="normal" fo:font-weight="normal"/>
    </style:style>
    <style:style style:name="T2" style:family="text">
      <style:text-properties fo:font-variant="normal" fo:text-transform="none" fo:color="#404040" style:text-line-through-style="none" style:font-name="Lato-Light" fo:font-size="14pt" fo:letter-spacing="normal" fo:font-style="normal" style:text-underline-style="none" fo:font-weight="normal" style:text-blink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L’</text:span><text:a xlink:type="simple" xlink:href="https://www.petitsprinces.com/" office:target-frame-name="_blank" xlink:show="new" text:style-name="Internet_20_link" text:visited-style-name="Visited_20_Internet_20_Link"><text:span text:style-name="Strong_20_Emphasis"><text:span text:style-name="T2">Association Petits Princes</text:span></text:span></text:a><text:span text:style-name="T1"> est la seule association de France à réaliser plusieurs rêves pour un même enfant malade en fonction de l'évolution de sa pathologie.</text:span></text:p>
      <text:p text:style-name="P2">Les bénévoles sont en contact régulier avec les enfants pour un soutien dans la durée. Un enfant qui vit ses passions et réalise ses rêves, c’est un enfant qui trouve une énergie supplémentaire pour se battre contre la maladie !</text:p>
      <text:p text:style-name="P2">Cela fait 20 ans que Stanhome est partenaire de l’association Petits Princes. 20 ans que vous êtes de plus en plus nombreux à vous mobiliser chaque année pour soutenir l’association et les bénévoles Cette année encore nous comptons sur vous, pour l’achat d’un mug ou d’un petit ourson, nous reversons intégralement les bénéfices à l’association. Donc mobilisons-nous et ensemble, donnons vie aux rêves des enfants malade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Light" svg:font-family="Lato-Light"/>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13T18:15:30</meta:creation-date>
    <meta:document-statistic meta:table-count="0" meta:image-count="0" meta:object-count="0" meta:page-count="1" meta:paragraph-count="3" meta:word-count="132" meta:character-count="813"/>
    <dc:date>2017-11-13T18:15:57</dc:date>
    <meta:editing-duration>PT30S</meta:editing-duration>
    <meta:editing-cycles>1</meta:editing-cycles>
    <meta:generator>OpenOffice/4.1.3$Unix OpenOffice.org_project/413m1$Build-9783</meta:generator>
  </office:meta>
</office:document-meta>
</file>